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Arial" fo:font-weight="normal" officeooo:rsid="0002fc8d" officeooo:paragraph-rsid="0002fc8d" style:font-weight-asian="normal" style:font-weight-complex="normal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Arial" fo:font-weight="bold" officeooo:rsid="0002fc8d" officeooo:paragraph-rsid="0002fc8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officeooo:paragraph-rsid="0007b513"/>
    </style:style>
    <style:style style:name="T1" style:family="text">
      <style:text-properties officeooo:rsid="0004b905"/>
    </style:style>
    <style:style style:name="T2" style:family="text">
      <style:text-properties style:font-name="Arial" fo:font-weight="normal" officeooo:rsid="0004b905" style:font-weight-asian="normal" style:font-weight-complex="normal"/>
    </style:style>
    <style:style style:name="T3" style:family="text">
      <style:text-properties officeooo:rsid="0004c418"/>
    </style:style>
    <style:style style:name="T4" style:family="text">
      <style:text-properties officeooo:rsid="0006a2e8"/>
    </style:style>
    <style:style style:name="T5" style:family="text">
      <style:text-properties officeooo:rsid="0007b513"/>
    </style:style>
    <style:style style:name="T6" style:family="text">
      <style:text-properties officeooo:rsid="00088a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Luiz Zairo Bastos Viana <text:s text:c="57"/>Matrícula: 499995</text:p>
      <text:p text:style-name="P2">Resumo:</text:p>
      <text:p text:style-name="P3"><text:span text:style-name="T2"><text:tab/>A disciplina de estrutura de dados do semestre passado, foi dividida em três módulos, sendo o primeiro </text:span>(Revisão, complexidade e estruturas de dados elementares). <text:span text:style-name="T3">N</text:span><text:span text:style-name="T1">esse módulo, como o próprio <text:s/>nome sugere, ele busc</text:span><text:span text:style-name="T3">a</text:span><text:span text:style-name="T1"> ensinar e revisar conceitos antes vistos </text:span><text:span text:style-name="T3">em</text:span><text:span text:style-name="T1"> disciplina</text:span><text:span text:style-name="T3">s</text:span><text:span text:style-name="T1"> de <text:s/>semestres </text:span><text:span text:style-name="T3">passados.</text:span><text:span text:style-name="T1"> </text:span><text:span text:style-name="T3">A</text:span><text:span text:style-name="T1">lém de tratar sobre o nível de complexidade de cada algoritmo e como mensurar essa complexidade, e por fim, aprendemos algumas novas técnicas de programação, como: recursão, tipo abstrato de dados, structs, fila, pilha e lista. De certa forma, a estrutura de dados pelo qual eu obtive uma maior afinidade nesse módulo foi a pilha, mas existem momentos em que é melhor partir para a utilização de outra estrutura, </text:span><text:span text:style-name="T3">isso vai depender d</text:span><text:span text:style-name="T1">o objetivo </text:span><text:span text:style-name="T3">e o que cada algoritmo tenta simplificar, além das características primordiais como a busca pelo menor</text:span><text:span text:style-name="T1"> tempo </text:span><text:span text:style-name="T3">de execução</text:span><text:span text:style-name="T1">, </text:span><text:span text:style-name="T3">pela menor necessidade de</text:span><text:span text:style-name="T1"> armazenamento </text:span><text:span text:style-name="T3">de dados</text:span><text:span text:style-name="T1"> e outras características que irão variar conforme o que é solicitado ao algoritmo. </text:span><text:span text:style-name="T3">No segundo módulo </text:span>(Busca binária, listas dinâmicas e árvore), <text:span text:style-name="T3">ficou explicito o quanto é necessário e eficaz a necessidade de reduzir tempo de execução e performance </text:span><text:span text:style-name="T6">dos algoritmos</text:span><text:span text:style-name="T3">, por meio da busca binária. </text:span><text:span text:style-name="T6">P</text:span><text:span text:style-name="T3">ercebi o quanto é importante manter os dados organizados em uma ordem, seja ela crescente ou não, quando se utiliza dessa busca, em uma quantidade de dados extremamente grande e se faz a utilização desse meio de busca, percebe-se que ela consegue diminuir a necessidade <text:s/></text:span><text:span text:style-name="T6">exorbitante </text:span><text:span text:style-name="T3">d</text:span><text:span text:style-name="T6">a</text:span><text:span text:style-name="T3"> recursão de busca, para realizar alguma atividade de <text:s/>incremento, exclusão ou atualização de forma exponencial. </text:span><text:span text:style-name="T4">Por sua vez, a lista encadeada trata-se de uma sequência de structs que possuem ponteiros que podem apontar tanto para o seu antecessor, quanto para o sucessor, dessa forma não se tem uma posição “fixa”. Já as árvores, elas são uma espécie de busca binária sem uma posição “fixa”, ela começa com uma raiz, a partir dessa raiz é que iremos nos basear em que local iremos colocar o próximo elemento, se o próximo valor for maior que o da raiz da árvore, ele irá ficar alocado no ramo a </text:span><text:span text:style-name="T5">direita, se ele for menor que o valor que está na raiz, ele deve ser posicionado na esquerda, tem outras características essas estruturas de dados, mas basicamente elas se caracterizam por isso. E o último módulo </text:span>(Ordenação), <text:span text:style-name="T5">foi um módulo que compilou os últimos dois módulos e incrementou formas de ordenação de dados como: Insertion Sort, Selection Sort, Quick Sort, Merge Sort e Bubble Sort. Por meio dessas novas técnicas de </text:span><text:soft-page-break/><text:span text:style-name="T5">ordenação de dados,</text:span><text:span text:style-name="T4"> </text:span><text:span text:style-name="T5">pude perceber que além da busca binária, existem outras técnicas, algumas mais complexas, porém eficazes e que são bastante interessante de serem utilizadas no que se diz a respeito de ordenar e buscar dados. Ao todo, no semestre teve a execução de </text:span><text:span text:style-name="T6">duas</text:span><text:span text:style-name="T5"> provas e </text:span><text:span text:style-name="T6">seis trabalhos, esses trabalhos foram bastante úteis, pois além de praticar, valia pontos e servia para tirar algumas dúvidas antes da prova. O semestre de estrutura de dados passado, se resume a basicamente isso.</text:span><text:span text:style-name="T5">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3T01:07:43.298042769</meta:creation-date>
    <dc:date>2021-10-13T20:40:36.879470161</dc:date>
    <meta:editing-duration>PT17M</meta:editing-duration>
    <meta:editing-cycles>2</meta:editing-cycles>
    <meta:generator>LibreOffice/7.1.5.2$Linux_X86_64 LibreOffice_project/10$Build-2</meta:generator>
    <meta:document-statistic meta:table-count="0" meta:image-count="0" meta:object-count="0" meta:page-count="2" meta:paragraph-count="3" meta:word-count="503" meta:character-count="3126" meta:non-whitespace-character-count="2562"/>
  </office:meta>
</office:document-meta>
</file>